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swald" fo:font-weight="bold" officeooo:paragraph-rsid="0009a6d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Oswald" fo:font-weight="bold" officeooo:rsid="000b5fe7" officeooo:paragraph-rsid="0009a6dd" style:font-weight-asian="bold" style:font-weight-complex="bold"/>
    </style:style>
    <style:style style:name="P3" style:family="paragraph" style:parent-style-name="Standard">
      <style:text-properties style:font-name="Oswald" fo:font-weight="bold" officeooo:rsid="000b5fe7" officeooo:paragraph-rsid="0009a6dd" style:font-weight-asian="bold" style:font-weight-complex="bold"/>
    </style:style>
    <style:style style:name="P4" style:family="paragraph" style:parent-style-name="Standard">
      <style:text-properties style:font-name="Oswald" fo:font-weight="bold" officeooo:paragraph-rsid="0009a6dd" style:font-weight-asian="bold" style:font-weight-complex="bold"/>
    </style:style>
    <style:style style:name="P5" style:family="paragraph" style:parent-style-name="Standard">
      <style:text-properties style:font-name="Oswald" officeooo:paragraph-rsid="0009a6dd"/>
    </style:style>
    <style:style style:name="P6" style:family="paragraph" style:parent-style-name="Standard">
      <style:text-properties style:font-name="Oswald" officeooo:rsid="0009a6dd" officeooo:paragraph-rsid="0009a6dd"/>
    </style:style>
    <style:style style:name="P7" style:family="paragraph" style:parent-style-name="Standard">
      <style:text-properties style:font-name="Oswald" officeooo:rsid="000c5a2e" officeooo:paragraph-rsid="000c5a2e"/>
    </style:style>
    <style:style style:name="P8" style:family="paragraph" style:parent-style-name="Standard">
      <style:text-properties style:font-name="Oswald" officeooo:rsid="000cd353" officeooo:paragraph-rsid="000cd353"/>
    </style:style>
    <style:style style:name="P9" style:family="paragraph" style:parent-style-name="Standard">
      <style:text-properties style:font-name="Oswald" officeooo:rsid="000e7d30" officeooo:paragraph-rsid="000e7d30"/>
    </style:style>
    <style:style style:name="P10" style:family="paragraph" style:parent-style-name="Standard">
      <style:paragraph-properties fo:text-align="center" style:justify-single-word="false"/>
      <style:text-properties fo:color="#ce181e" style:font-name="Oswald" fo:font-size="13pt" fo:font-weight="bold" officeooo:rsid="000b5fe7" officeooo:paragraph-rsid="0009a6d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end" style:justify-single-word="false"/>
      <style:text-properties fo:color="#ce181e" style:font-name="Oswald" fo:font-size="14pt" fo:font-weight="bold" officeooo:rsid="000bff2c" officeooo:paragraph-rsid="0009a6d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end" style:justify-single-word="false"/>
      <style:text-properties fo:color="#ce181e" style:font-name="Oswald" fo:font-weight="bold" officeooo:paragraph-rsid="0009a6d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ce181e" style:font-name="Oswald" fo:font-size="18pt" fo:font-weight="bold" officeooo:rsid="0009a6dd" officeooo:paragraph-rsid="0009a6dd" style:font-size-asian="18pt" style:font-weight-asian="bold" style:font-size-complex="18pt" style:font-weight-complex="bold"/>
    </style:style>
    <style:style style:name="T1" style:family="text">
      <style:text-properties officeooo:rsid="000bff2c"/>
    </style:style>
    <style:style style:name="T2" style:family="text">
      <style:text-properties officeooo:rsid="000b5fe7"/>
    </style:style>
    <style:style style:name="T3" style:family="text">
      <style:text-properties officeooo:rsid="0009a6dd"/>
    </style:style>
    <style:style style:name="T4" style:family="text">
      <style:text-properties officeooo:rsid="000af938"/>
    </style:style>
    <style:style style:name="T5" style:family="text">
      <style:text-properties officeooo:rsid="000cd353"/>
    </style:style>
    <style:style style:name="T6" style:family="text">
      <style:text-properties officeooo:rsid="000e7d30"/>
    </style:style>
    <style:style style:name="T7" style:family="text">
      <style:text-properties officeooo:rsid="000f07d5"/>
    </style:style>
    <style:style style:name="T8" style:family="text">
      <style:text-properties officeooo:rsid="001129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ltra świetne serowe rollo parówkowe</text:p>
      <text:p text:style-name="P10"><text:span text:style-name="T1">M</text:span>asz to zjeść jako: <text:span text:style-name="T3">kolacja</text:span></text:p>
      <text:p text:style-name="P4"/>
      <text:p text:style-name="P1">C<text:span text:style-name="T2">zas przygotowania: 00:10:00</text:span></text:p>
      <text:p text:style-name="P2">Poziom trudności: <text:span text:style-name="T3">podstawowy</text:span></text:p>
      <text:p text:style-name="P3"/>
      <text:p text:style-name="P4">Co musisz znaleźć w kuchni:</text:p>
      <text:p text:style-name="P6">Parówka, ser, sałata, placek od tortilli, majonez, ketchup</text:p>
      <text:p text:style-name="P5"/>
      <text:p text:style-name="P4">Zdecydowany? To weź tyle…</text:p>
      <text:p text:style-name="P5">+ <text:span text:style-name="T3">Parówka – 1 sztuka (standardowej grubości, nie niczym pęto kiełbasy – koniecznie wybierz twoją ulubioną)</text:span></text:p>
      <text:p text:style-name="P5">+ <text:span text:style-name="T3">Ser – 2</text:span> <text:span text:style-name="T3">plasterki</text:span> (<text:span text:style-name="T4">lubisz ten taki co się topi? lubisz ten wędzony? lubisz taki zwykły? użyj go)</text:span></text:p>
      <text:p text:style-name="P7">+ Sałata <text:span text:style-name="T3">– </text:span>1 <text:span text:style-name="T5">duży liść</text:span> (<text:span text:style-name="T5">czyli taki na oko jak cała twoja dłoń) lub 2 małe liście (jak <text:s/>połowa twojej dłoni)</text:span></text:p>
      <text:p text:style-name="P7">+ Placek od tortilli <text:span text:style-name="T3">– </text:span>1 sztuka <text:span text:style-name="T5">(dowolny byle od tortilli i nie taki mały jak z marketu kraju zachodnie europy przy zakupie którego zaczynasz przeliczać czy warto)</text:span></text:p>
      <text:p text:style-name="P8">+ Majonez – 1 łyżeczka (każdy majonez jest dobry więc wybierz jaki chcesz)</text:p>
      <text:p text:style-name="P8">+ Ketchup – 1 łyżeczka (żeby zrównoważyć majonez lepiej wybierz ketchup bardziej kwaskowaty np. Hellmann’s, ale nada się każdy) </text:p>
      <text:p text:style-name="P5"/>
      <text:p text:style-name="P4">Co z tym zrobić i jak zrobić?</text:p>
      <text:p text:style-name="P5">1. <text:span text:style-name="T5">Przygotuj garnek i napełnij go wodą na 75% (garnek większy niż najmniejszy jaki masz, ale mniejszy niż największy jaki masz).</text:span></text:p>
      <text:p text:style-name="P8">2. Weź parówkę (tylko jeżeli jest w plastikowej folijce to zdejmij ją również) i wrzuć do ga<text:span text:style-name="T6">r</text:span>nka.</text:p>
      <text:p text:style-name="P8">3. Pod garnkiem włącz największ<text:span text:style-name="T8">ą moc </text:span>i czekaj aż spod wody będą wypływać bąbelki,<text:span text:style-name="T6"> wtedy wyłącz.</text:span></text:p>
      <text:p text:style-name="P9">4. Weź placek od tortilli na tak na środku w linii (po tzw. osi symetrii) połóż plasterki sera jeden za drugim.</text:p>
      <text:p text:style-name="P9">5. Wsadź po tym placek do mikrofali na chwilkę. Trzymaj go tam dopóki ser lekko się nie roztopi .</text:p>
      <text:p text:style-name="P9">6. Na wyjętym placku rozsmaruj w dowolnej kolejności majonez i ketchup (tak – mogą się pomieszać).</text:p>
      <text:p text:style-name="P9">7. Następnie połóż (trzymając się tej samej zasady co przy serze sałatę) listki sałaty.</text:p>
      <text:p text:style-name="P9">8. Na sam koniec parówkę umieść równolegle do wcześniej położonego sera i sałaty tylko na początku placka i zwijaj nawijając na nią placek.</text:p>
      <text:p text:style-name="P5"/>
      <text:p text:style-name="P11">Rady z dobrego serca</text:p>
      <text:p text:style-name="P12">*1 porcj<text:span text:style-name="T6">ą najesz się tak samo lub nieco mniej niż hot-dogiem ze stacji benzynowej</text:span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8:24:52.902000000</meta:creation-date>
    <dc:date>2018-01-19T15:21:13.655000000</dc:date>
    <meta:editing-duration>PT30M12S</meta:editing-duration>
    <meta:editing-cycles>5</meta:editing-cycles>
    <meta:generator>LibreOffice/5.4.2.2$Windows_x86 LibreOffice_project/22b09f6418e8c2d508a9eaf86b2399209b0990f4</meta:generator>
    <meta:document-statistic meta:table-count="0" meta:image-count="0" meta:object-count="0" meta:page-count="1" meta:paragraph-count="24" meta:word-count="314" meta:character-count="1887" meta:non-whitespace-character-count="1587"/>
  </office:meta>
</office:document-meta>
</file>